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1: Основы CSS</text:h>
      <text:h text:style-name="P2" text:outline-level="4">1. Введение в CSS</text:h>
      <text:p text:style-name="P1">CSS (Cascading Style Sheets) - это язык стилей, используемый для оформления веб-страниц. Он определяет внешний вид элементов HTML, их расположение, цвета, шрифты и другие атрибуты.</text:p>
      <text:p text:style-name="P1"><text:span text:style-name="Strong_20_Emphasis">Эволюция CSS:</text:span> CSS развивался со временем, начиная с CSS1, затем CSS2 и в настоящее время CSS3, который предоставляет более широкий набор возможностей для стилизации элементов.</text:p>
      <text:h text:style-name="P2" text:outline-level="4">2. Синтаксис и основные концепции</text:h>
      <text:p text:style-name="P1"><text:span text:style-name="Strong_20_Emphasis">Селекторы:</text:span> CSS использует селекторы для выбора элементов HTML, к которым будут применяться стили. Существуют базовые селекторы (например, по тегу, классу, ID) и более сложные комбинированные селекторы.</text:p>
      <text:p text:style-name="P1"><text:span text:style-name="Strong_20_Emphasis">Свойства и значения:</text:span> CSS состоит из свойств (например, color, font-size) и их значений, которые определяют внешний вид элементов.</text:p>
      <text:p text:style-name="P1"><text:span text:style-name="Strong_20_Emphasis">Подключение CSS к HTML:</text:span> Стили CSS могут быть подключены к HTML-документам различными способами: через внешний файл CSS, внутренний стиль или встроенный стиль.</text:p>
      <text:h text:style-name="P2" text:outline-level="4">3. Единицы измерения и значимость</text:h>
      <text:p text:style-name="P1"><text:span text:style-name="Strong_20_Emphasis">Единицы измерения:</text:span> Пиксели, проценты, em, rem и другие - каждая единица измерения имеет свои преимущества и используется для определения размеров, отступов, шрифтов и других параметров элементов.</text:p>
      <text:p text:style-name="P1"><text:span text:style-name="Strong_20_Emphasis">Адаптивный и отзывчивый дизайн:</text:span> Важность создания дизайна, который хорошо выглядит на различных устройствах и экранах. Адаптивный дизайн позволяет изменять стили в зависимости от размеров экрана, что делает веб-сайт более доступным и удобным для пользователей.</text:p>
      <text:p text:style-name="P1">Эта часть обеспечивает фундаментальное понимание о том, что такое CSS, как он используется для стилизации элементов и важность выбора единиц измерения в зависимости от задач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5:43:06.45</dc:date>
    <meta:document-statistic meta:table-count="0" meta:image-count="0" meta:object-count="0" meta:page-count="1" meta:paragraph-count="12" meta:word-count="219" meta:character-count="1575"/>
    <dc:creator>Dima Wide</dc:creator>
    <meta:user-defined meta:name="Info 1"/>
    <meta:user-defined meta:name="Info 2"/>
    <meta:user-defined meta:name="Info 3"/>
    <meta:user-defined meta:name="Info 4"/>
  </office:meta>
</office:document-meta>
</file>